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1" fo:font-size="28pt" style:font-size-asian="28pt" style:font-size-complex="28pt"/>
    </style:style>
    <style:style style:name="P2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color="#000000" style:font-name="DejaVu Sans Mono1" fo:font-size="28pt" style:font-size-asian="28pt" style:font-size-complex="28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3333ff" style:font-name="DejaVu Sans Mono1" fo:font-size="28pt" style:font-size-asian="28pt" style:font-size-complex="28pt"/>
    </style:style>
    <style:style style:name="T4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3">0 0</text:span></text:p>
            <text:p><text:span text:style-name="T3">0</text:span><text:span text:style-name="T2"> </text:span><text:span text:style-name="T1">1</text:span><text:span text:style-name="T3"> 0</text:span></text:p>
            <text:p><text:span text:style-name="T2">0 </text:span><text:span text:style-name="T3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><text:span text:style-name="T4">(0, 0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20:38.126554582</dc:date>
    <dc:creator>elucterio </dc:creator>
    <meta:editing-duration>PT4M2S</meta:editing-duration>
    <meta:editing-cycles>8</meta:editing-cycles>
    <meta:generator>LibreOffice/4.2.8.2$Linux_X86_64 LibreOffice_project/420m0$Build-2</meta:generator>
    <meta:document-statistic meta:object-count="2"/>
  </office:meta>
</office:document-meta>
</file>